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23.39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13.11mm"/>
    </style:style>
    <style:style style:name="co5" style:family="table-column">
      <style:table-column-properties fo:break-before="auto" style:column-width="14.5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8.0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1.48mm"/>
    </style:style>
    <style:style style:name="co12" style:family="table-column">
      <style:table-column-properties fo:break-before="auto" style:column-width="22.54mm"/>
    </style:style>
    <style:style style:name="co13" style:family="table-column">
      <style:table-column-properties fo:break-before="auto" style:column-width="17.48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" style:family="table-cell" style:parent-style-name="Default" style:data-style-name="N2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padding="0.71mm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99cc00"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2mm" fo:min-width="157.13mm" fo:padding-top="1mm" fo:padding-bottom="1mm" fo:padding-left="1mm" fo:padding-right="1mm" fo:wrap-option="wrap" draw:shadow-color="#808080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fill-color="#ffffff" draw:textarea-horizontal-align="justify" draw:textarea-vertical-align="middle" fo:padding-top="0.56mm" fo:padding-bottom="0.56mm" fo:padding-left="0.56mm" fo:padding-right="0.56mm" draw:ole-draw-aspect="1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49mm" fo:min-width="244.82mm" fo:padding-top="1mm" fo:padding-bottom="1mm" fo:padding-left="1mm" fo:padding-right="1mm" fo:wrap-option="wrap" draw:shadow-color="#80808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6mm" fo:min-width="121.15mm" fo:padding-top="1mm" fo:padding-bottom="1mm" fo:padding-left="1mm" fo:padding-right="1mm" fo:wrap-option="wrap" draw:shadow-color="#808080"/>
    </style:style>
    <style:style style:name="gr7" style:family="graphic">
      <style:graphic-properties fo:border="none"/>
    </style:style>
    <style:style style:name="gr8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66mm" fo:padding-top="1mm" fo:padding-bottom="1mm" fo:padding-left="1mm" fo:padding-right="1mm" fo:wrap-option="wrap" draw:shadow-color="#808080"/>
    </style:style>
    <style:style style:name="gr9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4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/>
    <style:style style:name="P7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7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text-outline="false" fo:font-style="normal" style:text-line-through-type="none" style:text-underline-style="none" style:text-underline-color="font-color" fo:font-weight="bold" fo:font-size="10pt" fo:text-shadow="none" style:text-position="-33% 58%"/>
    </style:style>
    <style:style style:name="T8" style:family="text">
      <style:text-properties style:font-style-complex="normal" fo:text-shadow="none" style:font-style-asian="normal" style:font-weight-complex="normal" style:font-weight-asian="normal" style:font-size-complex="16pt" style:font-size-asian="16pt" style:font-name-complex="Arial" style:text-position="0% 100%" style:text-outline="false" fo:font-style="normal" style:text-line-through-type="none" style:text-underline-style="none" style:text-underline-color="font-color" fo:font-weight="normal" fo:font-size="16pt" style:font-name="Arial"/>
    </style:style>
    <style:style style:name="T9" style:family="text">
      <style:text-properties style:font-style-complex="normal" fo:text-shadow="none" style:font-style-asian="normal" style:font-size-complex="16pt" style:font-size-asian="16pt" style:font-name-complex="Arial" style:text-position="0% 100%" style:text-outline="false" fo:font-style="normal" style:text-line-through-type="none" style:text-underline-style="none" style:text-underline-color="font-color" fo:font-size="16pt" style:font-name="Arial" fo:font-weight="bold" style:font-weight-asian="bold" style:font-weight-complex="bold"/>
    </style:style>
    <style:style style:name="T10" style:family="text">
      <style:text-properties style:font-style-complex="normal" fo:text-shadow="none" style:font-style-asian="normal" style:font-size-complex="16pt" style:font-size-asian="16pt" style:font-name-complex="Arial" style:text-outline="false" fo:font-style="normal" style:text-line-through-type="none" style:text-underline-style="none" style:text-underline-color="font-color" fo:font-size="16pt" style:font-name="Arial" fo:font-weight="bold" style:font-weight-asian="bold" style:font-weight-complex="bold" style:text-position="33% 58%"/>
    </style:style>
    <style:style style:name="T11" style:family="text">
      <style:text-properties style:font-style-complex="normal" fo:text-shadow="none" style:font-style-asian="normal" style:font-size-complex="16pt" style:font-size-asian="16pt" style:font-name-complex="Arial" style:text-outline="false" fo:font-style="normal" style:text-line-through-type="none" style:text-underline-style="none" style:text-underline-color="font-color" fo:font-size="16pt" style:font-name="Arial" fo:font-weight="bold" style:font-weight-asian="bold" style:font-weight-complex="bold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13mm" svg:height="19.72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name="Chart 2" draw:style-name="gr2" draw:text-style-name="P3" svg:width="159.87mm" svg:height="89.99mm" svg:x="89.53mm" svg:y="1.01mm">
            <loext:p draw:notify-on-update-of-ranges="Wykres_liniowa1.D8:Wykres_liniowa1.D28 Wykres_liniowa1.E7:Wykres_liniowa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7" table:default-cell-style-name="ce3"/>
        <table:table-column table:style-name="co1" table:number-columns-repeated="767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Współczynnik a</text:p>
          </table:table-cell>
          <table:table-cell table:style-name="ce4" office:value-type="string" calcext:value-type="string">
            <text:p>wyraz wolny</text:p>
          </table:table-cell>
          <table:table-cell/>
          <table:table-cell table:style-name="ce4" office:value-type="string" calcext:value-type="string">
            <text:p>argument funkcji</text:p>
          </table:table-cell>
          <table:table-cell table:style-name="ce4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-10" calcext:value-type="float">
            <text:p>-10</text:p>
          </table:table-cell>
          <table:table-cell table:style-name="ce6" table:formula="of:=[.D8]*[.A$8]+[.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9" calcext:value-type="float">
            <text:p>-9</text:p>
          </table:table-cell>
          <table:table-cell table:style-name="ce6" table:formula="of:=[.D9]*[.A$8]+[.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8" calcext:value-type="float">
            <text:p>-8</text:p>
          </table:table-cell>
          <table:table-cell table:style-name="ce6" table:formula="of:=[.D10]*[.A$8]+[.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7" calcext:value-type="float">
            <text:p>-7</text:p>
          </table:table-cell>
          <table:table-cell table:style-name="ce6" table:formula="of:=[.D11]*[.A$8]+[.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6" calcext:value-type="float">
            <text:p>-6</text:p>
          </table:table-cell>
          <table:table-cell table:style-name="ce6" table:formula="of:=[.D12]*[.A$8]+[.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5" calcext:value-type="float">
            <text:p>-5</text:p>
          </table:table-cell>
          <table:table-cell table:style-name="ce6" table:formula="of:=[.D13]*[.A$8]+[.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4" calcext:value-type="float">
            <text:p>-4</text:p>
          </table:table-cell>
          <table:table-cell table:style-name="ce6" table:formula="of:=[.D14]*[.A$8]+[.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3" calcext:value-type="float">
            <text:p>-3</text:p>
          </table:table-cell>
          <table:table-cell table:style-name="ce6" table:formula="of:=[.D15]*[.A$8]+[.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2" calcext:value-type="float">
            <text:p>-2</text:p>
          </table:table-cell>
          <table:table-cell table:style-name="ce6" table:formula="of:=[.D16]*[.A$8]+[.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1" calcext:value-type="float">
            <text:p>-1</text:p>
          </table:table-cell>
          <table:table-cell table:style-name="ce6" table:formula="of:=[.D17]*[.A$8]+[.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table:formula="of:=[.D18]*[.A$8]+[.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table:formula="of:=[.D19]*[.A$8]+[.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6" table:formula="of:=[.D20]*[.A$8]+[.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style-name="ce6" table:formula="of:=[.D21]*[.A$8]+[.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6" table:formula="of:=[.D22]*[.A$8]+[.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6" table:formula="of:=[.D23]*[.A$8]+[.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6" calcext:value-type="float">
            <text:p>6</text:p>
          </table:table-cell>
          <table:table-cell table:style-name="ce6" table:formula="of:=[.D24]*[.A$8]+[.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6" table:formula="of:=[.D25]*[.A$8]+[.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6" table:formula="of:=[.D26]*[.A$8]+[.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style-name="ce6" table:formula="of:=[.D27]*[.A$8]+[.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style-name="ce6" table:formula="of:=[.D28]*[.A$8]+[.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name="Chart 1" draw:style-name="gr3" draw:text-style-name="P4" svg:width="159.86mm" svg:height="89.99mm" svg:x="150.53mm" svg:y="1.01mm">
            <loext:p draw:notify-on-update-of-ranges="Wykres_liniowa2.A4:Wykres_liniowa2.A4 Wykres_liniowa2.A5:Wykres_liniowa2.A24 Wykres_liniowa2.B4:Wykres_liniowa2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14"/>
        <table:table-column table:style-name="co1" table:default-cell-style-name="ce3"/>
        <table:table-column table:style-name="co5" table:default-cell-style-name="ce14"/>
        <table:table-column table:style-name="co1" table:number-columns-repeated="248" table:default-cell-style-name="ce3"/>
        <table:table-column table:style-name="co1" table:number-columns-repeated="767" table:default-cell-style-name="Default"/>
        <table:table-row table:style-name="ro1">
          <table:table-cell table:style-name="ce7" office:value-type="string" calcext:value-type="string">
            <text:p>Stabelaryzuj i sporządź wykres</text:p>
          </table:table-cell>
          <table:table-cell table:number-columns-repeated="4"/>
          <table:table-cell table:style-name="ce13" office:value-type="string" calcext:value-type="string">
            <text:p>x&gt;=1</text:p>
          </table:table-cell>
          <table:table-cell/>
          <table:table-cell table:style-name="ce7" office:value-type="string" calcext:value-type="string">
            <text:p>x/(x+2)</text:p>
          </table:table-cell>
          <table:table-cell/>
          <table:table-cell table:style-name="ce12" office:value-type="string" calcext:value-type="string">
            <text:p>pocz=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2" office:value-type="string" calcext:value-type="string">
            <text:p>f(x)=</text:p>
          </table:table-cell>
          <table:table-cell table:style-name="ce13" office:value-type="string" calcext:value-type="string">
            <text:p>x&lt;1 i x&gt;0</text:p>
          </table:table-cell>
          <table:table-cell/>
          <table:table-cell table:style-name="ce7" office:value-type="string" calcext:value-type="string">
            <text:p>x*x/3</text:p>
          </table:table-cell>
          <table:table-cell/>
          <table:table-cell table:style-name="ce12" office:value-type="string" calcext:value-type="string">
            <text:p>kon=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11" office:value-type="string" calcext:value-type="string">
            <text:p>f(x)</text:p>
          </table:table-cell>
          <table:table-cell table:number-columns-repeated="3"/>
          <table:table-cell table:style-name="ce13" office:value-type="string" calcext:value-type="string">
            <text:p>x&lt;=0</text:p>
          </table:table-cell>
          <table:table-cell/>
          <table:table-cell table:style-name="ce7" office:value-type="string" calcext:value-type="string">
            <text:p>x/(-3)</text:p>
          </table:table-cell>
          <table:table-cell/>
          <table:table-cell table:style-name="ce12" office:value-type="string" calcext:value-type="string">
            <text:p>krok=</text:p>
          </table:table-cell>
          <table:table-cell table:style-name="ce14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9" office:value-type="float" office:value="-1" calcext:value-type="float">
            <text:p>-1,00</text:p>
          </table:table-cell>
          <table:table-cell table:formula="of:=IF([.A4]&gt;=1;[.A4]/([.A4]+2);IF([.A4]&gt;0;[.A4]*[.A4]/3;[.A4]/(-3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-0.85" calcext:value-type="float">
            <text:p>-0,85</text:p>
          </table:table-cell>
          <table:table-cell table:formula="of:=IF([.A5]&gt;=1;[.A5]/([.A5]+2);IF([.A5]&gt;0;[.A5]*[.A5]/3;[.A5]/(-3)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-0.7" calcext:value-type="float">
            <text:p>-0,70</text:p>
          </table:table-cell>
          <table:table-cell table:formula="of:=IF([.A6]&gt;=1;[.A6]/([.A6]+2);IF([.A6]&gt;0;[.A6]*[.A6]/3;[.A6]/(-3)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-0.55" calcext:value-type="float">
            <text:p>-0,55</text:p>
          </table:table-cell>
          <table:table-cell table:formula="of:=IF([.A7]&gt;=1;[.A7]/([.A7]+2);IF([.A7]&gt;0;[.A7]*[.A7]/3;[.A7]/(-3)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-0.4" calcext:value-type="float">
            <text:p>-0,40</text:p>
          </table:table-cell>
          <table:table-cell table:formula="of:=IF([.A8]&gt;=1;[.A8]/([.A8]+2);IF([.A8]&gt;0;[.A8]*[.A8]/3;[.A8]/(-3)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-0.25" calcext:value-type="float">
            <text:p>-0,25</text:p>
          </table:table-cell>
          <table:table-cell table:formula="of:=IF([.A9]&gt;=1;[.A9]/([.A9]+2);IF([.A9]&gt;0;[.A9]*[.A9]/3;[.A9]/(-3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-0.1" calcext:value-type="float">
            <text:p>-0,10</text:p>
          </table:table-cell>
          <table:table-cell table:formula="of:=IF([.A10]&gt;=1;[.A10]/([.A10]+2);IF([.A10]&gt;0;[.A10]*[.A10]/3;[.A10]/(-3)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0.05" calcext:value-type="float">
            <text:p>0,05</text:p>
          </table:table-cell>
          <table:table-cell table:formula="of:=IF([.A11]&gt;=1;[.A11]/([.A11]+2);IF([.A11]&gt;0;[.A11]*[.A11]/3;[.A11]/(-3)))" office:value-type="float" office:value="0.000833333333333333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0.2" calcext:value-type="float">
            <text:p>0,20</text:p>
          </table:table-cell>
          <table:table-cell table:formula="of:=IF([.A12]&gt;=1;[.A12]/([.A12]+2);IF([.A12]&gt;0;[.A12]*[.A12]/3;[.A12]/(-3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0.35" calcext:value-type="float">
            <text:p>0,35</text:p>
          </table:table-cell>
          <table:table-cell table:formula="of:=IF([.A13]&gt;=1;[.A13]/([.A13]+2);IF([.A13]&gt;0;[.A13]*[.A13]/3;[.A13]/(-3)))" office:value-type="float" office:value="0.0408333333333333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0.5" calcext:value-type="float">
            <text:p>0,50</text:p>
          </table:table-cell>
          <table:table-cell table:formula="of:=IF([.A14]&gt;=1;[.A14]/([.A14]+2);IF([.A14]&gt;0;[.A14]*[.A14]/3;[.A14]/(-3)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0.65" calcext:value-type="float">
            <text:p>0,65</text:p>
          </table:table-cell>
          <table:table-cell table:formula="of:=IF([.A15]&gt;=1;[.A15]/([.A15]+2);IF([.A15]&gt;0;[.A15]*[.A15]/3;[.A15]/(-3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0.8" calcext:value-type="float">
            <text:p>0,80</text:p>
          </table:table-cell>
          <table:table-cell table:formula="of:=IF([.A16]&gt;=1;[.A16]/([.A16]+2);IF([.A16]&gt;0;[.A16]*[.A16]/3;[.A16]/(-3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0.95" calcext:value-type="float">
            <text:p>0,95</text:p>
          </table:table-cell>
          <table:table-cell table:formula="of:=IF([.A17]&gt;=1;[.A17]/([.A17]+2);IF([.A17]&gt;0;[.A17]*[.A17]/3;[.A17]/(-3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9" office:value-type="float" office:value="1.1" calcext:value-type="float">
            <text:p>1,10</text:p>
          </table:table-cell>
          <table:table-cell table:formula="of:=IF([.A18]&gt;=1;[.A18]/([.A18]+2);IF([.A18]&gt;0;[.A18]*[.A18]/3;[.A18]/(-3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9" office:value-type="float" office:value="1.25" calcext:value-type="float">
            <text:p>1,25</text:p>
          </table:table-cell>
          <table:table-cell table:formula="of:=IF([.A19]&gt;=1;[.A19]/([.A19]+2);IF([.A19]&gt;0;[.A19]*[.A19]/3;[.A19]/(-3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10" office:value-type="float" office:value="1.4" calcext:value-type="float">
            <text:p>1,40</text:p>
          </table:table-cell>
          <table:table-cell table:formula="of:=IF([.A20]&gt;=1;[.A20]/([.A20]+2);IF([.A20]&gt;0;[.A20]*[.A20]/3;[.A20]/(-3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9" office:value-type="float" office:value="1.55" calcext:value-type="float">
            <text:p>1,55</text:p>
          </table:table-cell>
          <table:table-cell table:formula="of:=IF([.A21]&gt;=1;[.A21]/([.A21]+2);IF([.A21]&gt;0;[.A21]*[.A21]/3;[.A21]/(-3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9" office:value-type="float" office:value="1.7" calcext:value-type="float">
            <text:p>1,70</text:p>
          </table:table-cell>
          <table:table-cell table:formula="of:=IF([.A22]&gt;=1;[.A22]/([.A22]+2);IF([.A22]&gt;0;[.A22]*[.A22]/3;[.A22]/(-3)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9" office:value-type="float" office:value="1.85" calcext:value-type="float">
            <text:p>1,85</text:p>
          </table:table-cell>
          <table:table-cell table:formula="of:=IF([.A23]&gt;=1;[.A23]/([.A23]+2);IF([.A23]&gt;0;[.A23]*[.A23]/3;[.A23]/(-3)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9" office:value-type="float" office:value="2" calcext:value-type="float">
            <text:p>2,00</text:p>
          </table:table-cell>
          <table:table-cell table:formula="of:=IF([.A24]&gt;=1;[.A24]/([.A24]+2);IF([.A24]&gt;0;[.A24]*[.A24]/3;[.A24]/(-3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4" draw:text-style-name="P2" svg:width="246.82mm" svg:height="32.49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5" draw:text-style-name="P5" svg:width="159.99mm" svg:height="89.99mm" svg:x="141.13mm" svg:y="1mm">
            <loext:p draw:notify-on-update-of-ranges="Wykres_kwadratowa1.D10:Wykres_kwadratowa1.D10 Wykres_kwadratowa1.D11:Wykres_kwadratowa1.D30 Wykres_kwadratowa1.E10:Wykres_kwadratowa1.E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6" table:default-cell-style-name="ce3"/>
        <table:table-column table:style-name="co1" table:number-columns-repeated="255" table:default-cell-style-name="ce3"/>
        <table:table-column table:style-name="co1" table:number-columns-repeated="767" table:default-cell-style-name="Default"/>
        <table:table-row table:style-name="ro1" table:number-rows-repeated="7">
          <table:table-cell table:style-name="ce15"/>
          <table:table-cell/>
          <table:table-cell table:style-name="ce1"/>
          <table:table-cell table:number-columns-repeated="1021"/>
        </table:table-row>
        <table:table-row table:style-name="ro3">
          <table:table-cell table:style-name="ce4" office:value-type="string" calcext:value-type="string">
            <text:p>Współczynnik a</text:p>
          </table:table-cell>
          <table:table-cell table:style-name="ce4" office:value-type="string" calcext:value-type="string">
            <text:p>Współczynnik b</text:p>
          </table:table-cell>
          <table:table-cell table:style-name="ce4" office:value-type="string" calcext:value-type="string">
            <text:p>Wyraz wolny</text:p>
          </table:table-cell>
          <table:table-cell table:style-name="ce4" office:value-type="string" calcext:value-type="string">
            <text:p>argument funkcji</text:p>
          </table:table-cell>
          <table:table-cell table:style-name="ce4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10" calcext:value-type="float">
            <text:p>-10</text:p>
          </table:table-cell>
          <table:table-cell table:style-name="ce6" table:formula="of:=[.A$10]*[.D10]^2+[.B$10]*[.D10]+[.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9" calcext:value-type="float">
            <text:p>-9</text:p>
          </table:table-cell>
          <table:table-cell table:style-name="ce6" table:formula="of:=[.A$10]*[.D11]^2+[.B$10]*[.D11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6" office:value-type="string" calcext:value-type="string">
            <text:p>∆</text:p>
          </table:table-cell>
          <table:table-cell table:style-name="ce6" table:formula="of:=[.B10]^2-4*[.A10]*[.C10]" office:value-type="float" office:value="-7" calcext:value-type="float">
            <text:p>-7</text:p>
          </table:table-cell>
          <table:table-cell/>
          <table:table-cell table:style-name="ce6" office:value-type="float" office:value="-8" calcext:value-type="float">
            <text:p>-8</text:p>
          </table:table-cell>
          <table:table-cell table:style-name="ce6" table:formula="of:=[.A$10]*[.D12]^2+[.B$10]*[.D12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x1</text:p>
          </table:table-cell>
          <table:table-cell table:style-name="ce6" table:formula="of:=IF([.B12]&gt;0;-([.B10])-pierw([.B12])/2*[.A10];IF([.B12]=0;-([.B10])/2*[.A10];&quot;BRAK ROZWIAZAN&quot;))" office:value-type="string" office:string-value="BRAK ROZWIAZAN" calcext:value-type="string">
            <text:p>BRAK ROZWIAZAN</text:p>
          </table:table-cell>
          <table:table-cell/>
          <table:table-cell table:style-name="ce6" office:value-type="float" office:value="-7" calcext:value-type="float">
            <text:p>-7</text:p>
          </table:table-cell>
          <table:table-cell table:style-name="ce6" table:formula="of:=[.A$10]*[.D13]^2+[.B$10]*[.D13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x2</text:p>
          </table:table-cell>
          <table:table-cell table:style-name="ce6" table:formula="of:=IF([.B12]&gt;0;-([.B10])+pierw([.B12])/2*[.A10];IF([.B12]=0;-([.B10])/2*[.A10];&quot;BRAK ROZWIAZAN&quot;))" office:value-type="string" office:string-value="BRAK ROZWIAZAN" calcext:value-type="string">
            <text:p>BRAK ROZWIAZAN</text:p>
          </table:table-cell>
          <table:table-cell/>
          <table:table-cell table:style-name="ce6" office:value-type="float" office:value="-6" calcext:value-type="float">
            <text:p>-6</text:p>
          </table:table-cell>
          <table:table-cell table:style-name="ce6" table:formula="of:=[.A$10]*[.D14]^2+[.B$10]*[.D14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5" calcext:value-type="float">
            <text:p>-5</text:p>
          </table:table-cell>
          <table:table-cell table:style-name="ce6" table:formula="of:=[.A$10]*[.D15]^2+[.B$10]*[.D15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-4" calcext:value-type="float">
            <text:p>-4</text:p>
          </table:table-cell>
          <table:table-cell table:style-name="ce6" table:formula="of:=[.A$10]*[.D16]^2+[.B$10]*[.D16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 table:number-columns-spanned="2" table:number-rows-spanned="1">
            <text:p>Współrzędne wierzchołka</text:p>
          </table:table-cell>
          <table:covered-table-cell table:style-name="ce4"/>
          <table:table-cell/>
          <table:table-cell table:style-name="ce6" office:value-type="float" office:value="-3" calcext:value-type="float">
            <text:p>-3</text:p>
          </table:table-cell>
          <table:table-cell table:style-name="ce6" table:formula="of:=[.A$10]*[.D17]^2+[.B$10]*[.D17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<text:span text:style-name="T6">x</text:span><text:span text:style-name="T7">w</text:span></text:p>
          </table:table-cell>
          <table:table-cell table:style-name="ce5" office:value-type="string" calcext:value-type="string">
            <text:p><text:span text:style-name="T6">y</text:span><text:span text:style-name="T7">w</text:span></text:p>
          </table:table-cell>
          <table:table-cell/>
          <table:table-cell table:style-name="ce6" office:value-type="float" office:value="-2" calcext:value-type="float">
            <text:p>-2</text:p>
          </table:table-cell>
          <table:table-cell table:style-name="ce6" table:formula="of:=[.A$10]*[.D18]^2+[.B$10]*[.D18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6" table:formula="of:=-([.B10])/2*[.A10]" office:value-type="float" office:value="0.5" calcext:value-type="float">
            <text:p>0,5</text:p>
          </table:table-cell>
          <table:table-cell table:style-name="ce6" table:formula="of:=-([.B12])/4*[.A10]" office:value-type="float" office:value="1.75" calcext:value-type="float">
            <text:p>1,75</text:p>
          </table:table-cell>
          <table:table-cell/>
          <table:table-cell table:style-name="ce6" office:value-type="float" office:value="-1" calcext:value-type="float">
            <text:p>-1</text:p>
          </table:table-cell>
          <table:table-cell table:style-name="ce6" table:formula="of:=[.A$10]*[.D19]^2+[.B$10]*[.D19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table:formula="of:=[.A$10]*[.D20]^2+[.B$10]*[.D20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table:formula="of:=[.A$10]*[.D21]^2+[.B$10]*[.D21]+[.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6" table:formula="of:=[.A$10]*[.D22]^2+[.B$10]*[.D22]+[.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style-name="ce6" table:formula="of:=[.A$10]*[.D23]^2+[.B$10]*[.D23]+[.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6" table:formula="of:=[.A$10]*[.D24]^2+[.B$10]*[.D24]+[.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6" table:formula="of:=[.A$10]*[.D25]^2+[.B$10]*[.D25]+[.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6" calcext:value-type="float">
            <text:p>6</text:p>
          </table:table-cell>
          <table:table-cell table:style-name="ce6" table:formula="of:=[.A$10]*[.D26]^2+[.B$10]*[.D26]+[.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6" table:formula="of:=[.A$10]*[.D27]^2+[.B$10]*[.D27]+[.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6" table:formula="of:=[.A$10]*[.D28]^2+[.B$10]*[.D28]+[.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style-name="ce6" table:formula="of:=[.A$10]*[.D29]^2+[.B$10]*[.D29]+[.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style-name="ce6" table:formula="of:=[.A$10]*[.D30]^2+[.B$10]*[.D30]+[.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6" draw:text-style-name="P2" svg:width="123.15mm" svg:height="127.46mm" svg:x="210.11mm" svg:y="1.58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frame draw:z-index="1" draw:style-name="gr5" draw:text-style-name="P5" svg:width="159.99mm" svg:height="89.99mm" svg:x="181.91mm" svg:y="1mm">
            <loext:p draw:notify-on-update-of-ranges="Wykres_kwadratowa2.C4:Wykres_kwadratowa2.M4 Wykres_kwadratowa2.C3:Wykres_kwadratowa2.M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ontrol draw:z-index="2" draw:style-name="gr7" draw:text-style-name="P6" svg:width="43.45mm" svg:height="9.53mm" svg:x="57.13mm" svg:y="29.63mm" draw:control="control1"/>
          <draw:control draw:z-index="3" draw:style-name="gr7" draw:text-style-name="P6" svg:width="43.45mm" svg:height="9.53mm" svg:x="56.86mm" svg:y="43.39mm" draw:control="control2"/>
          <draw:control draw:z-index="4" draw:style-name="gr7" draw:text-style-name="P6" svg:width="42.91mm" svg:height="11.9mm" svg:x="57.95mm" svg:y="56.36mm" draw:control="control3"/>
        </table:shapes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9" table:default-cell-style-name="ce3"/>
        <table:table-column table:style-name="co1" table:number-columns-repeated="244" table:default-cell-style-name="ce3"/>
        <table:table-column table:style-name="co1" table:number-columns-repeated="767" table:default-cell-style-name="Default"/>
        <table:table-row table:style-name="ro8">
          <table:table-cell table:style-name="ce18" table:number-columns-repeated="2"/>
          <table:table-cell table:style-name="ce20" table:number-columns-repeated="2"/>
          <table:table-cell table:style-name="ce20" office:value-type="string" calcext:value-type="string">
            <text:p><text:span text:style-name="T8">FUNKCJA KWADRATOWA: </text:span><text:span text:style-name="T9">y=a*(x-b)</text:span><text:span text:style-name="T10">2</text:span><text:span text:style-name="T11">+c</text:span></text:p>
          </table:table-cell>
          <table:table-cell table:style-name="ce20"/>
          <table:table-cell table:style-name="ce18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6" table:formula="of:=[.$C$6]*(([.C3]-[.$C$7])^2)+[.$C$8]" office:value-type="float" office:value="43.349" calcext:value-type="float">
            <text:p>43,349</text:p>
          </table:table-cell>
          <table:table-cell table:style-name="ce6" table:formula="of:=[.$C$6]*(([.D3]-[.$C$7])^2)+[.$C$8]" office:value-type="float" office:value="31.829" calcext:value-type="float">
            <text:p>31,829</text:p>
          </table:table-cell>
          <table:table-cell table:style-name="ce6" table:formula="of:=[.$C$6]*(([.E3]-[.$C$7])^2)+[.$C$8]" office:value-type="float" office:value="22.109" calcext:value-type="float">
            <text:p>22,109</text:p>
          </table:table-cell>
          <table:table-cell table:style-name="ce6" table:formula="of:=[.$C$6]*(([.F3]-[.$C$7])^2)+[.$C$8]" office:value-type="float" office:value="14.189" calcext:value-type="float">
            <text:p>14,189</text:p>
          </table:table-cell>
          <table:table-cell table:style-name="ce6" table:formula="of:=[.$C$6]*(([.G3]-[.$C$7])^2)+[.$C$8]" office:value-type="float" office:value="8.069" calcext:value-type="float">
            <text:p>8,069</text:p>
          </table:table-cell>
          <table:table-cell table:style-name="ce6" table:formula="of:=[.$C$6]*(([.H3]-[.$C$7])^2)+[.$C$8]" office:value-type="float" office:value="3.749" calcext:value-type="float">
            <text:p>3,749</text:p>
          </table:table-cell>
          <table:table-cell table:style-name="ce6" table:formula="of:=[.$C$6]*(([.I3]-[.$C$7])^2)+[.$C$8]" office:value-type="float" office:value="1.229" calcext:value-type="float">
            <text:p>1,229</text:p>
          </table:table-cell>
          <table:table-cell table:style-name="ce6" table:formula="of:=[.$C$6]*(([.J3]-[.$C$7])^2)+[.$C$8]" office:value-type="float" office:value="0.509" calcext:value-type="float">
            <text:p>0,509</text:p>
          </table:table-cell>
          <table:table-cell table:style-name="ce6" table:formula="of:=[.$C$6]*(([.K3]-[.$C$7])^2)+[.$C$8]" office:value-type="float" office:value="1.589" calcext:value-type="float">
            <text:p>1,589</text:p>
          </table:table-cell>
          <table:table-cell table:style-name="ce6" table:formula="of:=[.$C$6]*(([.L3]-[.$C$7])^2)+[.$C$8]" office:value-type="float" office:value="4.469" calcext:value-type="float">
            <text:p>4,469</text:p>
          </table:table-cell>
          <table:table-cell table:style-name="ce6" table:formula="of:=[.$C$6]*(([.M3]-[.$C$7])^2)+[.$C$8]" office:value-type="float" office:value="9.149" calcext:value-type="float">
            <text:p>9,149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a</text:p>
          </table:table-cell>
          <table:table-cell table:style-name="ce6" table:formula="of:=([.A6]-50)/50" office:value-type="float" office:value="0.9" calcext:value-type="float">
            <text:p>0,9</text:p>
          </table:table-cell>
          <table:table-cell table:number-columns-repeated="1021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b</text:p>
          </table:table-cell>
          <table:table-cell table:style-name="ce6" table:formula="of:=([.A7]-50)/10" office:value-type="float" office:value="1.9" calcext:value-type="float">
            <text:p>1,9</text:p>
          </table:table-cell>
          <table:table-cell table:number-columns-repeated="1021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19" office:value-type="string" calcext:value-type="string">
            <text:p>c</text:p>
          </table:table-cell>
          <table:table-cell table:style-name="ce6" table:formula="of:=([.A8]-50)/2" office:value-type="float" office:value="0.5" calcext:value-type="float">
            <text:p>0,5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8" draw:text-style-name="P2" svg:width="151.66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5" draw:text-style-name="P5" svg:width="159.99mm" svg:height="89.99mm" svg:x="110.35mm" svg:y="1mm">
            <loext:p draw:notify-on-update-of-ranges="Wykres_tangens.C6:Wykres_tangens.C6 Wykres_tangens.C7:Wykres_tangens.C42 Wykres_tangens.A6:Wykres_tangens.A42 Wykres_tangens.C6:Wykres_tangens.C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number-columns-repeated="2" table:default-cell-style-name="ce3"/>
        <table:table-column table:style-name="co11" table:default-cell-style-name="ce3"/>
        <table:table-column table:style-name="co12" table:number-columns-repeated="254" table:default-cell-style-name="ce3"/>
        <table:table-column table:style-name="co12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stopnie</text:p>
          </table:table-cell>
          <table:table-cell table:style-name="ce5" office:value-type="string" calcext:value-type="string">
            <text:p>radiany</text:p>
          </table:table-cell>
          <table:table-cell table:style-name="ce5" office:value-type="string" calcext:value-type="string">
            <text:p>tg x</text:p>
          </table:table-cell>
          <table:table-cell table:number-columns-repeated="1021"/>
        </table:table-row>
        <table:table-row table:style-name="ro4">
          <table:table-cell table:style-name="ce6" office:value-type="float" office:value="0" calcext:value-type="float">
            <text:p>0</text:p>
          </table:table-cell>
          <table:table-cell table:style-name="ce22" table:formula="of:=[.A6]*2*PI()/360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22" table:formula="of:=[.A7]*2*PI()/360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22" table:formula="of:=[.A8]*2*PI()/360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22" table:formula="of:=[.A9]*2*PI()/360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22" table:formula="of:=[.A10]*2*PI()/360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22" table:formula="of:=[.A11]*2*PI()/360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6" office:value-type="float" office:value="60" calcext:value-type="float">
            <text:p>60</text:p>
          </table:table-cell>
          <table:table-cell table:style-name="ce22" table:formula="of:=[.A12]*2*PI()/360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22" table:formula="of:=[.A13]*2*PI()/360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6" office:value-type="float" office:value="80" calcext:value-type="float">
            <text:p>80</text:p>
          </table:table-cell>
          <table:table-cell table:style-name="ce22" table:formula="of:=[.A14]*2*PI()/360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6" office:value-type="float" office:value="90" calcext:value-type="float">
            <text:p>90</text:p>
          </table:table-cell>
          <table:table-cell table:style-name="ce22" table:formula="of:=[.A15]*2*PI()/360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6" office:value-type="float" office:value="100" calcext:value-type="float">
            <text:p>100</text:p>
          </table:table-cell>
          <table:table-cell table:style-name="ce22" table:formula="of:=[.A16]*2*PI()/360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6" office:value-type="float" office:value="110" calcext:value-type="float">
            <text:p>110</text:p>
          </table:table-cell>
          <table:table-cell table:style-name="ce22" table:formula="of:=[.A17]*2*PI()/360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6" office:value-type="float" office:value="120" calcext:value-type="float">
            <text:p>120</text:p>
          </table:table-cell>
          <table:table-cell table:style-name="ce22" table:formula="of:=[.A18]*2*PI()/360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6" office:value-type="float" office:value="130" calcext:value-type="float">
            <text:p>130</text:p>
          </table:table-cell>
          <table:table-cell table:style-name="ce22" table:formula="of:=[.A19]*2*PI()/360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6" office:value-type="float" office:value="140" calcext:value-type="float">
            <text:p>140</text:p>
          </table:table-cell>
          <table:table-cell table:style-name="ce22" table:formula="of:=[.A20]*2*PI()/360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6" office:value-type="float" office:value="150" calcext:value-type="float">
            <text:p>150</text:p>
          </table:table-cell>
          <table:table-cell table:style-name="ce22" table:formula="of:=[.A21]*2*PI()/360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6" office:value-type="float" office:value="160" calcext:value-type="float">
            <text:p>160</text:p>
          </table:table-cell>
          <table:table-cell table:style-name="ce22" table:formula="of:=[.A22]*2*PI()/360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6" office:value-type="float" office:value="170" calcext:value-type="float">
            <text:p>170</text:p>
          </table:table-cell>
          <table:table-cell table:style-name="ce22" table:formula="of:=[.A23]*2*PI()/360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6" office:value-type="float" office:value="180" calcext:value-type="float">
            <text:p>180</text:p>
          </table:table-cell>
          <table:table-cell table:style-name="ce22" table:formula="of:=[.A24]*2*PI()/360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4">
          <table:table-cell table:style-name="ce6" office:value-type="float" office:value="190" calcext:value-type="float">
            <text:p>190</text:p>
          </table:table-cell>
          <table:table-cell table:style-name="ce22" table:formula="of:=[.A25]*2*PI()/360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4">
          <table:table-cell table:style-name="ce6" office:value-type="float" office:value="200" calcext:value-type="float">
            <text:p>200</text:p>
          </table:table-cell>
          <table:table-cell table:style-name="ce22" table:formula="of:=[.A26]*2*PI()/360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4">
          <table:table-cell table:style-name="ce6" office:value-type="float" office:value="210" calcext:value-type="float">
            <text:p>210</text:p>
          </table:table-cell>
          <table:table-cell table:style-name="ce22" table:formula="of:=[.A27]*2*PI()/360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4">
          <table:table-cell table:style-name="ce6" office:value-type="float" office:value="220" calcext:value-type="float">
            <text:p>220</text:p>
          </table:table-cell>
          <table:table-cell table:style-name="ce22" table:formula="of:=[.A28]*2*PI()/360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4">
          <table:table-cell table:style-name="ce6" office:value-type="float" office:value="230" calcext:value-type="float">
            <text:p>230</text:p>
          </table:table-cell>
          <table:table-cell table:style-name="ce22" table:formula="of:=[.A29]*2*PI()/360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4">
          <table:table-cell table:style-name="ce6" office:value-type="float" office:value="240" calcext:value-type="float">
            <text:p>240</text:p>
          </table:table-cell>
          <table:table-cell table:style-name="ce22" table:formula="of:=[.A30]*2*PI()/360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4">
          <table:table-cell table:style-name="ce6" office:value-type="float" office:value="250" calcext:value-type="float">
            <text:p>250</text:p>
          </table:table-cell>
          <table:table-cell table:style-name="ce22" table:formula="of:=[.A31]*2*PI()/360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4">
          <table:table-cell table:style-name="ce6" office:value-type="float" office:value="260" calcext:value-type="float">
            <text:p>260</text:p>
          </table:table-cell>
          <table:table-cell table:style-name="ce22" table:formula="of:=[.A32]*2*PI()/360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4">
          <table:table-cell table:style-name="ce6" office:value-type="float" office:value="270" calcext:value-type="float">
            <text:p>270</text:p>
          </table:table-cell>
          <table:table-cell table:style-name="ce22" table:formula="of:=[.A33]*2*PI()/360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6" office:value-type="float" office:value="280" calcext:value-type="float">
            <text:p>280</text:p>
          </table:table-cell>
          <table:table-cell table:style-name="ce22" table:formula="of:=[.A34]*2*PI()/360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4">
          <table:table-cell table:style-name="ce6" office:value-type="float" office:value="290" calcext:value-type="float">
            <text:p>290</text:p>
          </table:table-cell>
          <table:table-cell table:style-name="ce22" table:formula="of:=[.A35]*2*PI()/360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3" calcext:value-type="float">
            <text:p>-2,75</text:p>
          </table:table-cell>
          <table:table-cell table:number-columns-repeated="1021"/>
        </table:table-row>
        <table:table-row table:style-name="ro4">
          <table:table-cell table:style-name="ce6" office:value-type="float" office:value="300" calcext:value-type="float">
            <text:p>300</text:p>
          </table:table-cell>
          <table:table-cell table:style-name="ce22" table:formula="of:=[.A36]*2*PI()/360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4">
          <table:table-cell table:style-name="ce6" office:value-type="float" office:value="310" calcext:value-type="float">
            <text:p>310</text:p>
          </table:table-cell>
          <table:table-cell table:style-name="ce22" table:formula="of:=[.A37]*2*PI()/360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4">
          <table:table-cell table:style-name="ce6" office:value-type="float" office:value="320" calcext:value-type="float">
            <text:p>320</text:p>
          </table:table-cell>
          <table:table-cell table:style-name="ce22" table:formula="of:=[.A38]*2*PI()/360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4">
          <table:table-cell table:style-name="ce6" office:value-type="float" office:value="330" calcext:value-type="float">
            <text:p>330</text:p>
          </table:table-cell>
          <table:table-cell table:style-name="ce22" table:formula="of:=[.A39]*2*PI()/360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4">
          <table:table-cell table:style-name="ce6" office:value-type="float" office:value="340" calcext:value-type="float">
            <text:p>340</text:p>
          </table:table-cell>
          <table:table-cell table:style-name="ce22" table:formula="of:=[.A40]*2*PI()/360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4">
          <table:table-cell table:style-name="ce6" office:value-type="float" office:value="350" calcext:value-type="float">
            <text:p>350</text:p>
          </table:table-cell>
          <table:table-cell table:style-name="ce22" table:formula="of:=[.A41]*2*PI()/360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6" calcext:value-type="float">
            <text:p>-0,18</text:p>
          </table:table-cell>
          <table:table-cell table:number-columns-repeated="1021"/>
        </table:table-row>
        <table:table-row table:style-name="ro4">
          <table:table-cell table:style-name="ce6" office:value-type="float" office:value="360" calcext:value-type="float">
            <text:p>360</text:p>
          </table:table-cell>
          <table:table-cell table:style-name="ce22" table:formula="of:=[.A42]*2*PI()/360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9" draw:text-style-name="P7" svg:width="165.44mm" svg:height="9.96mm" svg:x="0.28mm" svg:y="0.26mm">
            <text:p text:style-name="P3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5" draw:text-style-name="P5" svg:width="159.99mm" svg:height="89.99mm" svg:x="56.23mm" svg:y="6.17mm">
            <loext:p draw:notify-on-update-of-ranges="Wykres_logarytm.A5:Wykres_logarytm.A5 Wykres_logarytm.A6:Wykres_logarytm.A34 Wykres_logarytm.B5:Wykres_logarytm.B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ce3"/>
        <table:table-column table:style-name="co13" table:default-cell-style-name="ce3"/>
        <table:table-column table:style-name="co12" table:number-columns-repeated="255" table:default-cell-style-name="ce3"/>
        <table:table-column table:style-name="co12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log2x</text:p>
          </table:table-cell>
          <table:table-cell table:number-columns-repeated="1022"/>
        </table:table-row>
        <table:table-row table:style-name="ro4">
          <table:table-cell table:style-name="ce6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4">
          <table:table-cell table:style-name="ce6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4">
          <table:table-cell table:style-name="ce6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4">
          <table:table-cell table:style-name="ce6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4">
          <table:table-cell table:style-name="ce6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4">
          <table:table-cell table:style-name="ce6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4">
          <table:table-cell table:style-name="ce6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6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4">
          <table:table-cell table:style-name="ce6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4">
          <table:table-cell table:style-name="ce6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4">
          <table:table-cell table:style-name="ce6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4">
          <table:table-cell table:style-name="ce6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4">
          <table:table-cell table:style-name="ce6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4">
          <table:table-cell table:style-name="ce6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6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4">
          <table:table-cell table:style-name="ce6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4">
          <table:table-cell table:style-name="ce6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4">
          <table:table-cell table:style-name="ce6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4">
          <table:table-cell table:style-name="ce6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4">
          <table:table-cell table:style-name="ce6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4">
          <table:table-cell table:style-name="ce6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4">
          <table:table-cell table:style-name="ce6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4">
          <table:table-cell table:style-name="ce6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6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4">
          <table:table-cell table:style-name="ce6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4">
          <table:table-cell table:style-name="ce6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4">
          <table:table-cell table:style-name="ce6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7-04-12T13:20:46.954825514</dc:date>
    <meta:editing-cycles>82</meta:editing-cycles>
    <meta:editing-duration>PT2H29M24S</meta:editing-duration>
    <meta:generator>LibreOffice/5.2.6.2$Linux_X86_64 LibreOffice_project/20m0$Build-2</meta:generator>
    <meta:document-statistic meta:table-count="6" meta:cell-count="3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12121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1" chart:tick-mark-position="at-axis"/>
      <style:graphic-properties svg:stroke-color="#b3b3b3"/>
      <style:text-properties fo:color="#212121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988cm" svg:height="9cm" xlink:href=".." xlink:type="simple" chart:class="chart:line" chart:style-name="ch1">
        <chart:legend chart:legend-position="end" svg:x="12.951cm" svg:y="4.201cm" style:legend-expansion="high" chart:style-name="ch2"/>
        <chart:plot-area chart:style-name="ch3" table:cell-range-address="Wykres_liniowa1.D8:Wykres_liniowa1.D28 Wykres_liniowa1.E7:Wykres_liniowa1.E28" chart:data-source-has-labels="column" svg:x="0.319cm" svg:y="0.18cm" svg:width="12.313cm" svg:height="8.64cm">
          <chartooo:coordinate-region svg:x="0.557cm" svg:y="0.379cm" svg:width="12.075cm" svg:height="8.242cm"/>
          <chart:axis chart:dimension="x" chart:name="primary-x" chart:style-name="ch4" chartooo:axis-type="auto">
            <chartooo:date-scale/>
            <chart:categories table:cell-range-address="Wykres_liniowa1.D8:Wykres_liniowa1.D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liniowa1.E7:Wykres_liniowa1.E28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NaN">
                <text:p>NaN</text:p>
                <draw:g>
                  <svg:desc>Wykres_liniowa1.E7:Wykres_liniowa1.E28</svg:desc>
                </draw:g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2">
      <style:chart-properties chart:display-label="true" chart:logarithmic="false" chart:minimum="-1" chart:maximum="2.5" chart:interval-major="0.5" chart:interval-minor-divisor="3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12121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12121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987cm" svg:height="9cm" xlink:href=".." xlink:type="simple" chart:class="chart:scatter" chart:style-name="ch1">
        <chart:legend chart:legend-position="end" svg:x="12.95cm" svg:y="4.201cm" style:legend-expansion="high" chart:style-name="ch2"/>
        <chart:plot-area chart:style-name="ch3" table:cell-range-address="Wykres_liniowa2.A4:Wykres_liniowa2.B24" chart:data-source-has-labels="both" svg:x="1.14cm" svg:y="0.436cm" svg:width="12.309cm" svg:height="8.638cm">
          <chartooo:coordinate-region svg:x="1.525cm" svg:y="0.636cm" svg:width="11.592cm" svg:height="7.791cm"/>
          <chart:axis chart:dimension="x" chart:name="primary-x" chart:style-name="ch4" chartooo:axis-type="auto">
            <chart:categories table:cell-range-address="Wykres_liniowa2.A5:Wykres_liniowa2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liniowa2.B4:Wykres_liniowa2.B24" chart:class="chart:scatter">
            <chart:domain table:cell-range-address="Wykres_liniowa2.A5:Wykres_liniowa2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-0.85">
                <text:p>-0.85</text:p>
                <draw:g>
                  <svg:desc>Wykres_liniowa2.A5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float" office:value="-0.55">
                <text:p>-0.5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-0.1">
                <text:p>-0.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408333333333333">
                <text:p>0.040833333333333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Wykres_kwadratowa1.D10:Wykres_kwadratowa1.E30" chart:data-source-has-labels="both" svg:x="0.32cm" svg:y="0.18cm" svg:width="12.323cm" svg:height="8.64cm">
          <chartooo:coordinate-region svg:x="0.558cm" svg:y="0.379cm" svg:width="11.898cm" svg:height="7.794cm"/>
          <chart:axis chart:dimension="x" chart:name="primary-x" chart:style-name="ch4" chartooo:axis-type="auto">
            <chart:categories table:cell-range-address="Wykres_kwadratowa1.D11:Wykres_kwadratowa1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1.E10:Wykres_kwadratowa1.E30" chart:class="chart:scatter">
            <chart:domain table:cell-range-address="Wykres_kwadratowa1.D11:Wykres_kwadratowa1.D30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-9">
                <text:p>-9</text:p>
                <draw:g>
                  <svg:desc>Wykres_kwadratowa1.D11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4.201cm" style:legend-expansion="high" chart:style-name="ch2"/>
        <chart:plot-area chart:style-name="ch3" table:cell-range-address="Wykres_kwadratowa2.C3:Wykres_kwadratowa2.M4" svg:x="0.32cm" svg:y="0.18cm" svg:width="12.667cm" svg:height="8.64cm">
          <chartooo:coordinate-region svg:x="0.466cm" svg:y="0.379cm" svg:width="12.4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2.C4:Wykres_kwadratowa2.M4" chart:class="chart:scatter">
            <chart:domain table:cell-range-address="Wykres_kwadratowa2.C3:Wykres_kwadratowa2.M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43.349">
                <text:p>43.349</text:p>
                <draw:g>
                  <svg:desc>Wykres_kwadratowa2.C4:Wykres_kwadratowa2.M4</svg:desc>
                </draw:g>
              </table:table-cell>
              <table:table-cell office:value-type="float" office:value="31.829">
                <text:p>31.829</text:p>
              </table:table-cell>
              <table:table-cell office:value-type="float" office:value="22.109">
                <text:p>22.109</text:p>
              </table:table-cell>
              <table:table-cell office:value-type="float" office:value="14.189">
                <text:p>14.189</text:p>
              </table:table-cell>
              <table:table-cell office:value-type="float" office:value="8.069">
                <text:p>8.069</text:p>
              </table:table-cell>
              <table:table-cell office:value-type="float" office:value="3.749">
                <text:p>3.749</text:p>
              </table:table-cell>
              <table:table-cell office:value-type="float" office:value="1.229">
                <text:p>1.229</text:p>
              </table:table-cell>
              <table:table-cell office:value-type="float" office:value="0.509">
                <text:p>0.509</text:p>
              </table:table-cell>
              <table:table-cell office:value-type="float" office:value="1.589">
                <text:p>1.589</text:p>
              </table:table-cell>
              <table:table-cell office:value-type="float" office:value="4.469">
                <text:p>4.469</text:p>
              </table:table-cell>
              <table:table-cell office:value-type="float" office:value="9.149">
                <text:p>9.1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963cm" svg:y="4.201cm" style:legend-expansion="high" chart:style-name="ch2"/>
        <chart:plot-area chart:style-name="ch3" table:cell-range-address="Wykres_tangens.C6:Wykres_tangens.C42 Wykres_tangens.A6:Wykres_tangens.A42" chart:data-source-has-labels="both" svg:x="0.32cm" svg:y="0.18cm" svg:width="12.323cm" svg:height="8.64cm">
          <chartooo:coordinate-region svg:x="1.338cm" svg:y="0.379cm" svg:width="11.025cm" svg:height="8.242cm"/>
          <chart:axis chart:dimension="x" chart:name="primary-x" chart:style-name="ch4" chartooo:axis-type="auto">
            <chart:categories table:cell-range-address="Wykres_tangens.C7:Wykres_tangens.C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class="chart:scatter">
            <chart:domain table:cell-range-address="Wykres_tangens.A6:Wykres_tangens.A42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.176326980708465">
                <text:p>0.176326980708465</text:p>
                <draw:g>
                  <svg:desc>Wykres_tangens.C7:Wykres_tangens.C42</svg:desc>
                </draw:g>
              </table:table-cell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float" office:value="0.363970234266202">
                <text:p>0.363970234266202</text:p>
              </table:table-cell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0.577350269189626">
                <text:p>0.577350269189626</text:p>
              </table:table-cell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0.83909963117728">
                <text:p>0.83909963117728</text:p>
              </table:table-cell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1.19175359259421">
                <text:p>1.19175359259421</text:p>
              </table:table-cell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1.73205080756888">
                <text:p>1.73205080756888</text:p>
              </table:table-cell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2.74747741945462">
                <text:p>2.74747741945462</text:p>
              </table:table-cell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5.67128181961771">
                <text:p>5.67128181961771</text:p>
              </table:table-cell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-5.67128181961771">
                <text:p>-5.6712818196177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.74747741945462">
                <text:p>-2.74747741945462</text:p>
              </table:table-cell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float" office:value="-1.73205080756888">
                <text:p>-1.73205080756888</text:p>
              </table:table-cell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-1.19175359259421">
                <text:p>-1.19175359259421</text:p>
              </table:table-cell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-0.83909963117728">
                <text:p>-0.83909963117728</text:p>
              </table:table-cell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-0.577350269189626">
                <text:p>-0.577350269189626</text:p>
              </table:table-cell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float" office:value="-0.363970234266203">
                <text:p>-0.363970234266203</text:p>
              </table:table-cell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-0.176326980708465">
                <text:p>-0.176326980708465</text:p>
              </table:table-cell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float" office:value="-1.22464679914735E-016">
                <text:p>-1.22464679914735E-016</text:p>
              </table:table-cell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0.176326980708465">
                <text:p>0.176326980708465</text:p>
              </table:table-cell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float" office:value="0.363970234266202">
                <text:p>0.363970234266202</text:p>
              </table:table-cell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0.577350269189626">
                <text:p>0.577350269189626</text:p>
              </table:table-cell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0.83909963117728">
                <text:p>0.83909963117728</text:p>
              </table:table-cell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1.19175359259421">
                <text:p>1.19175359259421</text:p>
              </table:table-cell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1.73205080756888">
                <text:p>1.73205080756888</text:p>
              </table:table-cell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2.74747741945462">
                <text:p>2.74747741945462</text:p>
              </table:table-cell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5.67128181961771">
                <text:p>5.67128181961771</text:p>
              </table:table-cell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-5.67128181961772">
                <text:p>-5.67128181961772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.74747741945463">
                <text:p>-2.74747741945463</text:p>
              </table:table-cell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float" office:value="-1.73205080756888">
                <text:p>-1.73205080756888</text:p>
              </table:table-cell>
              <table:table-cell office:value-type="float" office:value="290">
                <text:p>290</text:p>
              </table:table-cell>
              <table:table-cell office:value-type="float" office:value="-2.74747741945463">
                <text:p>-2.74747741945463</text:p>
              </table:table-cell>
            </table:table-row>
            <table:table-row>
              <table:table-cell office:value-type="float" office:value="-1.19175359259421">
                <text:p>-1.19175359259421</text:p>
              </table:table-cell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-0.839099631177281">
                <text:p>-0.839099631177281</text:p>
              </table:table-cell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-0.577350269189626">
                <text:p>-0.577350269189626</text:p>
              </table:table-cell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float" office:value="-0.363970234266202">
                <text:p>-0.363970234266202</text:p>
              </table:table-cell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-0.176326980708466">
                <text:p>-0.176326980708466</text:p>
              </table:table-cell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float" office:value="-2.44929359829471E-016">
                <text:p>-2.44929359829471E-016</text:p>
              </table:table-cell>
              <table:table-cell office:value-type="float" office:value="350">
                <text:p>350</text:p>
              </table:table-cell>
              <table:table-cell office:value-type="float" office:value="-0.176326980708466">
                <text:p>-0.176326980708466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Wykres_logarytm.A5:Wykres_logarytm.B34" chart:data-source-has-labels="both" svg:x="0.32cm" svg:y="0.18cm" svg:width="12.323cm" svg:height="8.64cm">
          <chartooo:coordinate-region svg:x="1.338cm" svg:y="0.379cm" svg:width="11.065cm" svg:height="8.242cm"/>
          <chart:axis chart:dimension="x" chart:name="primary-x" chart:style-name="ch4" chartooo:axis-type="auto">
            <chart:categories table:cell-range-address="Wykres_logarytm.A6:Wykres_logarytm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logarytm.B5:Wykres_logarytm.B34" chart:class="chart:scatter">
            <chart:domain table:cell-range-address="Wykres_logarytm.A6:Wykres_logarytm.A34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Wykres_logarytm.A6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string"/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